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paragraph-properties fo:text-align="justify"/>
      <style:text-properties style:font-name-complex="Calibri" fo:color="#000000" fo:font-size="12pt" style:font-size-asian="12pt" style:font-size-complex="12pt"/>
    </style:style>
    <style:style style:name="P5" style:parent-style-name="Normal" style:family="paragraph">
      <style:paragraph-properties fo:text-align="center"/>
    </style:style>
    <style:style style:name="P6" style:parent-style-name="Normal" style:family="paragraph">
      <style:paragraph-properties fo:text-align="justify"/>
      <style:text-properties style:font-name-complex="Calibri" fo:color="#000000" fo:font-size="12pt" style:font-size-asian="12pt" style:font-size-complex="12pt"/>
    </style:style>
    <style:style style:name="P7" style:parent-style-name="Normal" style:family="paragraph">
      <style:paragraph-properties fo:text-align="center"/>
    </style:style>
    <style:style style:name="P8" style:parent-style-name="Normal" style:family="paragraph">
      <style:paragraph-properties fo:text-align="center"/>
      <style:text-properties style:font-name-complex="Calibri"/>
    </style:style>
    <style:style style:name="P9" style:parent-style-name="Normal" style:family="paragraph">
      <style:paragraph-properties fo:text-align="justify"/>
    </style:style>
    <style:style style:name="T10" style:parent-style-name="DefaultParagraphFont" style:family="text">
      <style:text-properties style:font-name-asian="Times New Roman" style:font-name-complex="Calibri" fo:color="#000000" fo:font-size="12pt" style:font-size-asian="12pt" style:font-size-complex="12pt"/>
    </style:style>
    <style:style style:name="T11" style:parent-style-name="DefaultParagraphFont" style:family="text">
      <style:text-properties style:font-name-asian="Times New Roman" style:font-name-complex="Calibri" fo:color="#000000" fo:font-size="12pt" style:font-size-asian="12pt" style:font-size-complex="12pt"/>
    </style:style>
    <style:style style:name="T12" style:parent-style-name="DefaultParagraphFont" style:family="text">
      <style:text-properties style:font-name-asian="Times New Roman" style:font-name-complex="Calibri" fo:color="#000000" fo:font-size="12pt" style:font-size-asian="12pt" style:font-size-complex="12pt"/>
    </style:style>
    <style:style style:name="T13" style:parent-style-name="DefaultParagraphFont" style:family="text">
      <style:text-properties style:font-name-asian="Times New Roman" style:font-name-complex="Calibri" fo:color="#000000" fo:font-size="12pt" style:font-size-asian="12pt" style:font-size-complex="12pt"/>
    </style:style>
    <style:style style:name="T14"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style>
    <style:style style:name="T15" style:parent-style-name="DefaultParagraphFont" style:family="text">
      <style:text-properties style:font-name-asian="Times New Roman" style:font-name-complex="Calibri" fo:color="#000000" fo:font-size="12pt" style:font-size-asian="12pt" style:font-size-complex="12pt"/>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19"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20"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21" style:parent-style-name="Normal" style:family="paragraph">
      <style:paragraph-properties fo:text-align="center" fo:text-indent="0.5in"/>
    </style:style>
    <style:style style:name="P22"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23"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24" style:parent-style-name="Normal" style:family="paragraph">
      <style:paragraph-properties fo:text-align="center" fo:text-indent="0.5in"/>
    </style:style>
    <style:style style:name="P25" style:parent-style-name="Normal" style:family="paragraph">
      <style:paragraph-properties fo:text-align="justify" fo:text-indent="0.5in"/>
      <style:text-properties style:font-name-asian="Times New Roman" style:font-name-complex="Calibri" fo:color="#000000" fo:font-size="12pt" style:font-size-asian="12pt" style:font-size-complex="12pt"/>
    </style:style>
    <style:style style:name="P26" style:parent-style-name="Normal" style:family="paragraph">
      <style:paragraph-properties fo:text-align="justify"/>
      <style:text-properties style:font-name-asian="Times New Roman" style:font-name-complex="Calibri" fo:color="#000000" fo:font-size="12pt" style:font-size-asian="12pt" style:font-size-complex="12pt"/>
    </style:style>
    <style:style style:name="P27" style:parent-style-name="Normal" style:family="paragraph">
      <style:paragraph-properties fo:text-align="justify"/>
      <style:text-properties style:font-name-asian="Times New Roman" style:font-name-complex="Calibri" fo:color="#000000" fo:font-size="12pt" style:font-size-asian="12pt" style:font-size-complex="12pt"/>
    </style:style>
    <style:style style:name="P28" style:parent-style-name="Normal" style:family="paragraph">
      <style:paragraph-properties fo:text-align="justify"/>
      <style:text-properties style:font-name-asian="Times New Roman" style:font-name-complex="Calibri" fo:font-weight="bold" style:font-weight-asian="bold" style:font-weight-complex="bold" fo:color="#000000" fo:font-size="12pt" style:font-size-asian="12pt" style:font-size-complex="12pt"/>
    </style:style>
    <style:style style:name="P29" style:parent-style-name="Normal" style:family="paragraph">
      <style:paragraph-properties fo:text-align="justify"/>
      <style:text-properties style:font-name-asian="Times New Roman" style:font-name-complex="Calibri" fo:font-weight="bold" style:font-weight-asian="bold" style:font-weight-complex="bold" fo:color="#000000" fo:font-size="12pt" style:font-size-asian="12pt" style:font-size-complex="12pt"/>
    </style:style>
    <style:style style:name="P30" style:parent-style-name="Normal" style:family="paragraph">
      <style:paragraph-properties fo:text-align="justify" fo:text-indent="0.5in"/>
    </style:style>
    <style:style style:name="T31"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style>
    <style:style style:name="T32" style:parent-style-name="DefaultParagraphFont" style:family="text">
      <style:text-properties style:font-name-asian="Times New Roman" style:font-name-complex="Calibri" fo:color="#000000" fo:font-size="12pt" style:font-size-asian="12pt" style:font-size-complex="12pt"/>
    </style:style>
    <style:style style:name="T33" style:parent-style-name="DefaultParagraphFont" style:family="text">
      <style:text-properties style:font-name-asian="Times New Roman" style:font-name-complex="Calibri" fo:color="#000000" fo:font-size="12pt" style:font-size-asian="12pt" style:font-size-complex="12pt"/>
    </style:style>
    <style:style style:name="T34" style:parent-style-name="DefaultParagraphFont" style:family="text">
      <style:text-properties style:font-name-asian="Times New Roman" style:font-name-complex="Calibri" fo:color="#000000" fo:font-size="12pt" style:font-size-asian="12pt" style:font-size-complex="12pt"/>
    </style:style>
    <style:style style:name="T35" style:parent-style-name="DefaultParagraphFont" style:family="text">
      <style:text-properties style:font-name-asian="Times New Roman" style:font-name-complex="Calibri" fo:color="#000000" fo:font-size="12pt" style:font-size-asian="12pt" style:font-size-complex="12pt"/>
    </style:style>
    <style:style style:name="T36" style:parent-style-name="DefaultParagraphFont" style:family="text">
      <style:text-properties style:font-name-asian="Times New Roman" style:font-name-complex="Calibri" fo:color="#000000" fo:font-size="12pt" style:font-size-asian="12pt" style:font-size-complex="12pt"/>
    </style:style>
    <style:style style:name="P37" style:parent-style-name="Normal" style:family="paragraph">
      <style:paragraph-properties fo:text-align="justify" fo:text-indent="0.5in"/>
    </style:style>
    <style:style style:name="T38"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style>
    <style:style style:name="T39" style:parent-style-name="DefaultParagraphFont" style:family="text">
      <style:text-properties style:font-name-asian="Times New Roman" style:font-name-complex="Calibri" fo:color="#000000" fo:font-size="12pt" style:font-size-asian="12pt" style:font-size-complex="12pt"/>
    </style:style>
    <style:style style:name="P40" style:parent-style-name="Normal" style:family="paragraph">
      <style:paragraph-properties fo:text-align="justify" fo:text-indent="0.5in"/>
    </style:style>
    <style:style style:name="T41"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style>
    <style:style style:name="T42" style:parent-style-name="DefaultParagraphFont" style:family="text">
      <style:text-properties style:font-name-asian="Times New Roman" style:font-name-complex="Calibri" fo:color="#000000" fo:font-size="12pt" style:font-size-asian="12pt" style:font-size-complex="12pt"/>
    </style:style>
    <style:style style:name="T43" style:parent-style-name="DefaultParagraphFont" style:family="text">
      <style:text-properties style:font-name-asian="Times New Roman" style:font-name-complex="Calibri" fo:color="#000000" fo:font-size="12pt" style:font-size-asian="12pt" style:font-size-complex="12pt"/>
    </style:style>
    <style:style style:name="P44" style:parent-style-name="Normal" style:family="paragraph">
      <style:paragraph-properties fo:text-align="justify" fo:text-indent="0.5in"/>
    </style:style>
    <style:style style:name="T45"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style>
    <style:style style:name="T46" style:parent-style-name="DefaultParagraphFont" style:family="text">
      <style:text-properties style:font-name-asian="Times New Roman" style:font-name-complex="Calibri" fo:color="#000000" fo:font-size="12pt" style:font-size-asian="12pt" style:font-size-complex="12pt"/>
    </style:style>
    <style:style style:name="T47" style:parent-style-name="DefaultParagraphFont" style:family="text">
      <style:text-properties style:font-name-asian="Times New Roman" style:font-name-complex="Calibri" fo:color="#000000" fo:font-size="12pt" style:font-size-asian="12pt" style:font-size-complex="12pt"/>
    </style:style>
    <style:style style:name="P48" style:parent-style-name="Normal" style:family="paragraph">
      <style:paragraph-properties fo:text-align="justify"/>
      <style:text-properties style:font-name-asian="Times New Roman" style:font-name-complex="Calibri" fo:font-weight="bold" style:font-weight-asian="bold" style:font-weight-complex="bold" fo:color="#000000" fo:font-size="12pt" style:font-size-asian="12pt" style:font-size-complex="12pt"/>
    </style:style>
    <style:style style:name="P49" style:parent-style-name="Normal" style:family="paragraph">
      <style:paragraph-properties fo:text-indent="0.5in"/>
    </style:style>
    <style:style style:name="T50" style:parent-style-name="DefaultParagraphFont" style:family="text">
      <style:text-properties style:font-name-asian="Times New Roman" style:font-name-complex="Calibri" fo:font-size="12pt" style:font-size-asian="12pt" style:font-size-complex="12pt"/>
    </style:style>
    <style:style style:name="T51" style:parent-style-name="DefaultParagraphFont" style:family="text">
      <style:text-properties style:font-name-asian="Times New Roman" style:font-name-complex="Calibri" fo:font-size="12pt" style:font-size-asian="12pt" style:font-size-complex="12pt"/>
    </style:style>
    <style:style style:name="T52" style:parent-style-name="DefaultParagraphFont" style:family="text">
      <style:text-properties style:font-name-asian="Times New Roman" style:font-name-complex="Calibri" fo:font-weight="bold" style:font-weight-asian="bold" style:font-weight-complex="bold" fo:font-size="12pt" style:font-size-asian="12pt" style:font-size-complex="12pt"/>
    </style:style>
    <style:style style:name="T53" style:parent-style-name="DefaultParagraphFont" style:family="text">
      <style:text-properties style:font-name-asian="Times New Roman" style:font-name-complex="Calibri" fo:font-weight="bold" style:font-weight-asian="bold" style:font-weight-complex="bold" fo:font-size="12pt" style:font-size-asian="12pt" style:font-size-complex="12pt"/>
    </style:style>
    <style:style style:name="T54" style:parent-style-name="DefaultParagraphFont" style:family="text">
      <style:text-properties style:font-name-asian="Times New Roman" style:font-name-complex="Calibri" fo:font-size="12pt" style:font-size-asian="12pt" style:font-size-complex="12pt"/>
    </style:style>
    <style:style style:name="P55" style:parent-style-name="ListParagraph" style:list-style-name="LFO1" style:family="paragraph"/>
    <style:style style:name="T56" style:parent-style-name="DefaultParagraphFont" style:family="text">
      <style:text-properties style:font-name-asian="Times New Roman" style:font-name-complex="Calibri" fo:font-weight="bold" style:font-weight-asian="bold" style:font-weight-complex="bold" fo:font-size="12pt" style:font-size-asian="12pt" style:font-size-complex="12pt"/>
    </style:style>
    <style:style style:name="P57" style:parent-style-name="Normal" style:family="paragraph">
      <style:paragraph-properties fo:text-indent="0.5in"/>
    </style:style>
    <style:style style:name="T58" style:parent-style-name="DefaultParagraphFont" style:family="text">
      <style:text-properties style:font-name-asian="Times New Roman" style:font-name-complex="Calibri" fo:font-size="12pt" style:font-size-asian="12pt" style:font-size-complex="12pt"/>
    </style:style>
    <style:style style:name="T59" style:parent-style-name="DefaultParagraphFont" style:family="text">
      <style:text-properties style:font-name-asian="Times New Roman" style:font-name-complex="Calibri" fo:font-size="12pt" style:font-size-asian="12pt" style:font-size-complex="12pt"/>
    </style:style>
    <style:style style:name="T60" style:parent-style-name="DefaultParagraphFont" style:family="text">
      <style:text-properties style:font-name-asian="Times New Roman" style:font-name-complex="Calibri" fo:font-weight="bold" style:font-weight-asian="bold" style:font-weight-complex="bold" fo:font-size="12pt" style:font-size-asian="12pt" style:font-size-complex="12pt"/>
    </style:style>
    <style:style style:name="P61" style:parent-style-name="ListParagraph" style:list-style-name="LFO1" style:family="paragraph">
      <style:text-properties style:font-name-asian="Times New Roman" style:font-name-complex="Calibri" fo:font-weight="bold" style:font-weight-asian="bold" style:font-weight-complex="bold" fo:font-size="12pt" style:font-size-asian="12pt" style:font-size-complex="12pt"/>
    </style:style>
    <style:style style:name="P62" style:parent-style-name="Normal" style:family="paragraph">
      <style:paragraph-properties fo:text-indent="0.5in"/>
    </style:style>
    <style:style style:name="T63" style:parent-style-name="DefaultParagraphFont" style:family="text">
      <style:text-properties style:font-name-asian="Times New Roman" style:font-name-complex="Calibri" fo:font-size="12pt" style:font-size-asian="12pt" style:font-size-complex="12pt"/>
    </style:style>
    <style:style style:name="T64" style:parent-style-name="DefaultParagraphFont" style:family="text">
      <style:text-properties style:font-name-asian="Times New Roman" style:font-name-complex="Calibri" fo:font-size="12pt" style:font-size-asian="12pt" style:font-size-complex="12pt"/>
    </style:style>
    <style:style style:name="T65" style:parent-style-name="DefaultParagraphFont" style:family="text">
      <style:text-properties style:font-name-asian="Times New Roman" style:font-name-complex="Calibri" fo:font-size="12pt" style:font-size-asian="12pt" style:font-size-complex="12pt"/>
    </style:style>
    <style:style style:name="T66" style:parent-style-name="DefaultParagraphFont" style:family="text">
      <style:text-properties style:font-name-asian="Times New Roman" style:font-name-complex="Calibri" fo:font-size="12pt" style:font-size-asian="12pt" style:font-size-complex="12pt"/>
    </style:style>
    <style:style style:name="T67" style:parent-style-name="DefaultParagraphFont" style:family="text">
      <style:text-properties style:font-name-asian="Times New Roman" style:font-name-complex="Calibri" fo:font-size="12pt" style:font-size-asian="12pt" style:font-size-complex="12pt"/>
    </style:style>
    <style:style style:name="P68" style:parent-style-name="Normal" style:family="paragraph">
      <style:paragraph-properties fo:text-indent="0.5in"/>
      <style:text-properties style:font-name-asian="Times New Roman" style:font-name-complex="Calibri" fo:font-size="12pt" style:font-size-asian="12pt" style:font-size-complex="12pt"/>
    </style:style>
    <style:style style:name="P69" style:parent-style-name="Normal" style:family="paragraph">
      <style:paragraph-properties fo:text-indent="0.5in"/>
      <style:text-properties style:font-name-asian="Times New Roman" style:font-name-complex="Calibri" fo:font-size="12pt" style:font-size-asian="12pt" style:font-size-complex="12pt"/>
    </style:style>
    <style:style style:name="P70" style:parent-style-name="Normal" style:family="paragraph">
      <style:paragraph-properties fo:text-indent="0.5in"/>
      <style:text-properties style:font-name-asian="Times New Roman" style:font-name-complex="Calibri" fo:font-size="12pt" style:font-size-asian="12pt" style:font-size-complex="12pt"/>
    </style:style>
    <style:style style:name="P71" style:parent-style-name="ListParagraph" style:list-style-name="LFO1" style:family="paragraph">
      <style:text-properties style:font-name-asian="Times New Roman" style:font-name-complex="Calibri" fo:font-weight="bold" style:font-weight-asian="bold" style:font-weight-complex="bold" fo:font-size="12pt" style:font-size-asian="12pt" style:font-size-complex="12pt"/>
    </style:style>
    <style:style style:name="P72" style:parent-style-name="Normal" style:family="paragraph">
      <style:paragraph-properties fo:margin-left="0.5in">
        <style:tab-stops/>
      </style:paragraph-properties>
      <style:text-properties style:font-name-asian="Times New Roman" style:font-name-complex="Calibri" fo:font-size="12pt" style:font-size-asian="12pt" style:font-size-complex="12pt"/>
    </style:style>
    <style:style style:name="P73" style:parent-style-name="Normal" style:family="paragraph">
      <style:paragraph-properties fo:text-align="center" fo:margin-left="0.5in">
        <style:tab-stops/>
      </style:paragraph-properties>
    </style:style>
    <style:style style:name="P74" style:parent-style-name="Normal" style:family="paragraph">
      <style:text-properties style:font-name-asian="Times New Roman" style:font-name-complex="Calibri" fo:font-size="12pt" style:font-size-asian="12pt" style:font-size-complex="12pt"/>
    </style:style>
    <style:style style:name="P75" style:parent-style-name="ListParagraph" style:list-style-name="LFO1" style:family="paragraph">
      <style:text-properties style:font-name-asian="Times New Roman" style:font-name-complex="Calibri" fo:font-weight="bold" style:font-weight-asian="bold" style:font-weight-complex="bold" fo:font-size="12pt" style:font-size-asian="12pt" style:font-size-complex="12pt"/>
    </style:style>
    <style:style style:name="P76" style:parent-style-name="Normal" style:family="paragraph">
      <style:paragraph-properties fo:margin-left="0.5in">
        <style:tab-stops/>
      </style:paragraph-properties>
      <style:text-properties style:font-name-asian="Times New Roman" style:font-name-complex="Calibri" fo:font-size="12pt" style:font-size-asian="12pt" style:font-size-complex="12pt"/>
    </style:style>
    <style:style style:name="P77" style:parent-style-name="Normal" style:family="paragraph">
      <style:paragraph-properties fo:text-align="center" fo:margin-left="0.5in">
        <style:tab-stops/>
      </style:paragraph-properties>
    </style:style>
    <style:style style:name="P78" style:parent-style-name="Normal" style:family="paragraph">
      <style:paragraph-properties fo:text-align="center" fo:margin-left="0.5in">
        <style:tab-stops/>
      </style:paragraph-properties>
    </style:style>
    <style:style style:name="P79" style:parent-style-name="Normal" style:family="paragraph">
      <style:paragraph-properties fo:margin-left="0.5in">
        <style:tab-stops/>
      </style:paragraph-properties>
    </style:style>
    <style:style style:name="T80" style:parent-style-name="DefaultParagraphFont" style:family="text">
      <style:text-properties style:font-name-asian="Times New Roman" style:font-name-complex="Calibri"/>
    </style:style>
    <style:style style:name="T81" style:parent-style-name="DefaultParagraphFont" style:family="text">
      <style:text-properties style:font-name-asian="Times New Roman" style:font-name-complex="Calibri"/>
    </style:style>
    <style:style style:name="P82" style:parent-style-name="Normal" style:family="paragraph">
      <style:paragraph-properties fo:text-align="center" fo:margin-left="0.5in">
        <style:tab-stops/>
      </style:paragraph-properties>
    </style:style>
    <style:style style:name="T83" style:parent-style-name="DefaultParagraphFont" style:family="text">
      <style:text-properties style:font-name="Cambria Math" style:font-name-asian="Times New Roman" style:font-name-complex="Calibri" fo:font-style="italic" style:font-style-asian="italic" fo:font-size="12pt" style:font-size-asian="12pt" style:font-size-complex="12pt"/>
    </style:style>
    <style:style style:name="P84" style:parent-style-name="Normal" style:family="paragraph">
      <style:text-properties style:font-name-asian="Times New Roman" style:font-name-complex="Calibri" fo:font-size="12pt" style:font-size-asian="12pt" style:font-size-complex="12pt"/>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P90" style:parent-style-name="Normal" style:family="paragraph">
      <style:text-properties style:font-name-asian="Times New Roman" style:font-name-complex="Calibri" fo:font-size="12pt" style:font-size-asian="12pt" style:font-size-complex="12pt"/>
    </style:style>
    <style:style style:name="P91" style:parent-style-name="Normal" style:family="paragraph">
      <style:text-properties style:font-name-asian="Times New Roman" style:font-name-complex="Calibri" fo:font-size="12pt" style:font-size-asian="12pt" style:font-size-complex="12pt"/>
    </style:style>
    <style:style style:name="P92" style:parent-style-name="Normal" style:family="paragraph">
      <style:text-properties style:font-name-asian="Times New Roman" style:font-name-complex="Calibri" fo:font-size="12pt" style:font-size-asian="12pt" style:font-size-complex="12pt"/>
    </style:style>
    <style:style style:name="P93" style:parent-style-name="Normal" style:family="paragraph">
      <style:text-properties style:font-name-asian="Times New Roman" style:font-name-complex="Calibri" fo:font-size="12pt" style:font-size-asian="12pt" style:font-size-complex="12pt"/>
    </style:style>
    <style:style style:name="P94" style:parent-style-name="Normal" style:family="paragraph">
      <style:text-properties style:font-name-asian="Times New Roman" style:font-name-complex="Calibri" fo:font-size="12pt" style:font-size-asian="12pt" style:font-size-complex="12pt"/>
    </style:style>
    <style:style style:name="P95" style:parent-style-name="Normal" style:family="paragraph">
      <style:text-properties style:font-name-asian="Times New Roman" style:font-name-complex="Calibri" fo:font-size="12pt" style:font-size-asian="12pt" style:font-size-complex="12pt"/>
    </style:style>
    <style:style style:name="P96" style:parent-style-name="Normal" style:family="paragraph">
      <style:text-properties style:font-name-asian="Times New Roman" style:font-name-complex="Calibri" fo:font-size="12pt" style:font-size-asian="12pt" style:font-size-complex="12pt"/>
    </style:style>
    <style:style style:name="P97" style:parent-style-name="Normal" style:family="paragraph">
      <style:paragraph-properties fo:margin-left="0.75in">
        <style:tab-stops/>
      </style:paragraph-properties>
      <style:text-properties style:font-name-asian="Times New Roman" style:font-name-complex="Calibri" fo:font-size="12pt" style:font-size-asian="12pt" style:font-size-complex="12p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Micro Econometrics<text:s/></text:p>
      <text:p text:style-name="P2">Problem Set number 3<text:s/></text:p>
      <text:p text:style-name="P3">1.</text:p>
      <text:p text:style-name="P4">To calculate the Average Treatment Effect on the Treated (TT), this is, the effect of childcare on children that haven been exposed to it, we would need to have the following:</text:p>
      <text:p text:style-name="P5"><draw:frame draw:style-name="a0" text:anchor-type="as-char" svg:x="0in" svg:y="0in" svg:width="1.81944in" svg:height="0.18056in" style:rel-width="scale" style:rel-height="scale"><draw:object xlink:href="Object 1/" xlink:type="simple" xlink:show="embed" xlink:actuate="onLoad"/></draw:frame></text:p>
      <text:p text:style-name="P6">However,<text:s/>what we are given is:</text:p>
      <text:p text:style-name="P7"><draw:frame draw:style-name="a1" text:anchor-type="as-char" svg:x="0in" svg:y="0in" svg:width="3.25in" svg:height="0.20833in" style:rel-width="scale" style:rel-height="scale"><draw:object xlink:href="Object 2/" xlink:type="simple" xlink:show="embed" xlink:actuate="onLoad"/></draw:frame></text:p>
      <text:p text:style-name="P8"/>
      <text:p text:style-name="P9"><text:span text:style-name="T10">It<text:s/></text:span><text:span text:style-name="T11"><text:s/>coul</text:span><text:span text:style-name="T12">d be the case that they are the same, only if<text:s/></text:span><draw:frame draw:style-name="a2" text:anchor-type="as-char" svg:x="0in" svg:y="0in" svg:width="1.875in" svg:height="0.18056in" style:rel-width="scale" style:rel-height="scale"><draw:object xlink:href="Object 3/" xlink:type="simple" xlink:show="embed" xlink:actuate="onLoad"/></draw:frame><text:span text:style-name="T13">. However, if that is not the case, we will be facing<text:s/></text:span><text:span text:style-name="T14">selection bias.</text:span><text:span text:style-name="T15"><text:s/></text:span></text:p>
      <text:p text:style-name="P16"><draw:frame draw:style-name="a3" text:anchor-type="as-char" svg:x="0in" svg:y="0in" svg:width="1.81944in" svg:height="0.18056in" style:rel-width="scale" style:rel-height="scale"><draw:object xlink:href="Object 4/" xlink:type="simple" xlink:show="embed" xlink:actuate="onLoad"/></draw:frame></text:p>
      <text:p text:style-name="P17"><draw:frame draw:style-name="a4" text:anchor-type="as-char" svg:x="0in" svg:y="0in" svg:width="4.05556in" svg:height="0.18056in" style:rel-width="scale" style:rel-height="scale"><draw:object xlink:href="Object 5/" xlink:type="simple" xlink:show="embed" xlink:actuate="onLoad"/></draw:frame></text:p>
      <text:p text:style-name="P18">The red component is the selection bias. This component reflects the fact that individuals subjected, and individuals not subjected to the treatment could have pre-existing differences regardless of the application of the treatment. If the treatment was not completely random and depends on factors that also affect the outcome, we would have Selection Bias.<text:s/></text:p>
      <text:p text:style-name="P19">In this specific case, to analyze whether we have the problem with selection bias, we need to think if the two groups in question were random selected. This is, the group of children that go and the group that doesn’t go to childcare. In this case, we think that this decision is careful made by the parents, and, thus, not random at all.<text:s/></text:p>
      <text:p text:style-name="P20">Children aged six and seven years old that don’t go to child care after school maybe stay with their grandparents, or perhaps one of <text:s/>the parents doesn’t<text:s/>work or works only part time to be able to play an important role in children’s education, besides, it might also be the case that children have a private teacher/tutor after school. Hence, gathering all the hypothesis, it might be the case that children that don’t go to childcare are children whose parents are intrinsically more concerned about their studies and that put a bigger effort on their education.<text:s/>Maybe their kids are more likely to get better grades the language test. If this is the case, than:</text:p>
      <text:p text:style-name="P21"><draw:frame draw:style-name="a5" text:anchor-type="as-char" svg:x="0in" svg:y="0in" svg:width="2.00694in" svg:height="0.19444in" style:rel-width="scale" style:rel-height="scale"><draw:object xlink:href="Object 6/" xlink:type="simple" xlink:show="embed" xlink:actuate="onLoad"/></draw:frame></text:p>
      <text:p text:style-name="P22">Which means the bias would be negative and the effects would be underestimated.</text:p>
      <text:p text:style-name="P23">However, it could also be the case that children don’t go to school because parents are unemployed (not a decision to stay home helping with the studies but simply don’t have a job). We could think that parents who don’t have jobs maybe studied less<text:s/><text:soft-page-break/>an are not that keen on helping and motivating kids to study. Hence, this kids that don’t go to school are more likely to perform worse on the language test, not being a good control group. If that is the case,<text:s/>then:</text:p>
      <text:p text:style-name="P24"><draw:frame draw:style-name="a6" text:anchor-type="as-char" svg:x="0in" svg:y="0in" svg:width="1.89583in" svg:height="0.19444in" style:rel-width="scale" style:rel-height="scale"><draw:object xlink:href="Object 7/" xlink:type="simple" xlink:show="embed" xlink:actuate="onLoad"/></draw:frame></text:p>
      <text:p text:style-name="P25">Which means the bias would be positive and the effects would be overestimated.</text:p>
      <text:p text:style-name="P26">So, in fact, the bias could go either way.<text:s/></text:p>
      <text:p text:style-name="P27"/>
      <text:p text:style-name="P28">2.<text:s/></text:p>
      <text:p text:style-name="P29">a)</text:p>
      <text:p text:style-name="P30"><text:span text:style-name="T31">Compliers:<text:s/></text:span><text:span text:style-name="T32">Children<text:s/></text:span><text:span text:style-name="T33">whose mothers always will enroll their kids when offerd the chance to enter a childcare unit,</text:span><text:span text:style-name="T34"><text:s/></text:span><text:span text:style-name="T35">(Z=1</text:span><text:span text:style-name="T36">) (D=1), but who don’t enroll their kids if they weren’t randomly assigned an offer.</text:span></text:p>
      <text:p text:style-name="P37"><text:span text:style-name="T38">Always Takers:</text:span><text:span text:style-name="T39"><text:s/>Children that would enroll and attend the childcare unit (D=1) even if they didn’t got an offer to enter (Z=0).</text:span></text:p>
      <text:p text:style-name="P40"><text:span text:style-name="T41">Never Takers:<text:s/></text:span><text:span text:style-name="T42">Children that will not enter the center (D=0) even if they got an<text:s/></text:span><text:span text:style-name="T43">offer (Z=1).</text:span></text:p>
      <text:p text:style-name="P44"><text:span text:style-name="T45">Defiers:<text:s/></text:span><text:span text:style-name="T46">The group of defiers are those who always do the opposite. This, if they are given a offer to enter the childcare unit (Z=1) they would not enter (D=0) and they were not given the offer (Z=0), they would enter (D=1). In this case, it<text:s/></text:span><text:span text:style-name="T47">doesn’t seem plausible that parents only enroll their kids when they have no offer but wouldn’t enroll them if they have.</text:span></text:p>
      <text:p text:style-name="P48">b)</text:p>
      <text:p text:style-name="P49"><text:span text:style-name="T50">In this case, we are intrinsically using the offer of a place in the waiting list as an IV for the actual enrollment, but as we kno</text:span><text:span text:style-name="T51">w, the effects of offering a place in childcare will translate in different behaviors as we have seen in a). Hence, we cannot assume that offering a place will affect all parents the same way. In this case, the IV estimates will produce a<text:s/></text:span><text:span text:style-name="T52">Local Average Tre</text:span><text:span text:style-name="T53">atment Effect (LATE).<text:s/></text:span><text:span text:style-name="T54">In this framework, there are four assumptions that must hold for us to get consistent estimates:</text:span></text:p>
      <text:list text:style-name="LFO1" text:continue-numbering="true">
        <text:list-item>
          <text:p text:style-name="P55"><text:span text:style-name="T56">Independence of Z: it must be orthogonal to<text:s/></text:span><draw:frame draw:style-name="a7" text:anchor-type="as-char" svg:x="0in" svg:y="0in" svg:width="1.02778in" svg:height="0.18056in" style:rel-width="scale" style:rel-height="scale"><draw:object xlink:href="Object 8/" xlink:type="simple" xlink:show="embed" xlink:actuate="onLoad"/></draw:frame></text:p>
        </text:list-item>
      </text:list>
      <text:p text:style-name="P57"><text:span text:style-name="T58">This means that the offer of entering in the childcare unit must not be correlated with neit</text:span><text:span text:style-name="T59">her potential outcome or potential to enter not in the unit. This means, that the instrument must truly be<text:s/></text:span><text:span text:style-name="T60">randomly assigned.</text:span></text:p>
      <text:list text:style-name="LFO1" text:continue-numbering="true">
        <text:list-item>
          <text:p text:style-name="P61">Exclusion Restriction</text:p>
        </text:list-item>
      </text:list>
      <text:p text:style-name="P62"><text:span text:style-name="T63">The only causality channel between<text:s/></text:span><draw:frame draw:style-name="a8" text:anchor-type="as-char" svg:x="0in" svg:y="0in" svg:width="0.13194in" svg:height="0.18056in" style:rel-width="scale" style:rel-height="scale"><draw:object xlink:href="Object 9/" xlink:type="simple" xlink:show="embed" xlink:actuate="onLoad"/></draw:frame><text:span text:style-name="T64"><text:s/>and<text:s/></text:span><draw:frame draw:style-name="a9" text:anchor-type="as-char" svg:x="0in" svg:y="0in" svg:width="0.13194in" svg:height="0.18056in" style:rel-width="scale" style:rel-height="scale"><draw:object xlink:href="Object 10/" xlink:type="simple" xlink:show="embed" xlink:actuate="onLoad"/></draw:frame><text:span text:style-name="T65"><text:s/>is through<text:s/></text:span><draw:frame draw:style-name="a10" text:anchor-type="as-char" svg:x="0in" svg:y="0in" svg:width="0.14583in" svg:height="0.18056in" style:rel-width="scale" style:rel-height="scale"><draw:object xlink:href="Object 11/" xlink:type="simple" xlink:show="embed" xlink:actuate="onLoad"/></draw:frame><text:span text:style-name="T66">. This is, the potential of the grade in the language te</text:span><text:span text:style-name="T67">st cannot be correlated with the attribution of the offer.<text:s/></text:span></text:p>
      <text:p text:style-name="P68"/>
      <text:p text:style-name="P69"/>
      <text:p text:style-name="P70"/>
      <text:list text:style-name="LFO1" text:continue-numbering="true">
        <text:list-item>
          <text:p text:style-name="P71">The instrument Z must influence D, the relation it cannot be zero</text:p>
        </text:list-item>
      </text:list>
      <text:p text:style-name="P72">In this case, the offer of entering the child unit must have effects in the enrollment. Thus, there should be more kids enrolling if they were offered a pace in the waiting list.</text:p>
      <text:p text:style-name="P73"><draw:frame draw:style-name="a11" text:anchor-type="as-char" svg:x="0in" svg:y="0in" svg:width="3.09028in" svg:height="0.18056in" style:rel-width="scale" style:rel-height="scale"><draw:object xlink:href="Object 12/" xlink:type="simple" xlink:show="embed" xlink:actuate="onLoad"/></draw:frame></text:p>
      <text:p text:style-name="P74"/>
      <text:list text:style-name="LFO1" text:continue-numbering="true">
        <text:list-item>
          <text:p text:style-name="P75">Monotonicity</text:p>
        </text:list-item>
      </text:list>
      <text:p text:style-name="P76">Monotonicity implies the absence of defiers. People can indeed correspond differently to the treatments but they should respond in the same direction. This is,<text:s/></text:p>
      <text:p text:style-name="P77"><draw:frame draw:style-name="a12" text:anchor-type="as-char" svg:x="0in" svg:y="0in" svg:width="0.76389in" svg:height="0.18056in" style:rel-width="scale" style:rel-height="scale"><draw:object xlink:href="Object 13/" xlink:type="simple" xlink:show="embed" xlink:actuate="onLoad"/></draw:frame></text:p>
      <text:p text:style-name="P78"><draw:frame draw:style-name="a13" text:anchor-type="as-char" svg:x="0in" svg:y="0in" svg:width="0.76389in" svg:height="0.18056in" style:rel-width="scale" style:rel-height="scale"><draw:object xlink:href="Object 14/" xlink:type="simple" xlink:show="embed" xlink:actuate="onLoad"/></draw:frame></text:p>
      <text:p text:style-name="P79"><text:span text:style-name="T80">In this case and, in<text:s/></text:span><text:span text:style-name="T81">general, we assume<text:s/></text:span></text:p>
      <text:p text:style-name="P82"><draw:frame draw:style-name="a14" text:anchor-type="as-char" svg:x="0in" svg:y="0in" svg:width="0.76389in" svg:height="0.18056in" style:rel-width="scale" style:rel-height="scale"><draw:object xlink:href="Object 15/" xlink:type="simple" xlink:show="embed" xlink:actuate="onLoad"/></draw:frame><text:span text:style-name="T83"><text:line-break/></text:span></text:p>
      <text:p text:style-name="P84">If all these assumptions hold, we would get the Local Average Treatment Effect, the effect of the treatment on the complier’s group.</text:p>
      <text:p text:style-name="P85"><draw:frame draw:style-name="a15" text:anchor-type="as-char" svg:x="0in" svg:y="0in" svg:width="0.5625in" svg:height="0.18056in" style:rel-width="scale" style:rel-height="scale"><draw:object xlink:href="Object 16/" xlink:type="simple" xlink:show="embed" xlink:actuate="onLoad"/></draw:frame></text:p>
      <text:p text:style-name="P86"><draw:frame draw:style-name="a16" text:anchor-type="as-char" svg:x="0in" svg:y="0in" svg:width="1.90972in" svg:height="0.18056in" style:rel-width="scale" style:rel-height="scale"><draw:object xlink:href="Object 17/" xlink:type="simple" xlink:show="embed" xlink:actuate="onLoad"/></draw:frame></text:p>
      <text:p text:style-name="P87"><draw:frame draw:style-name="a17" text:anchor-type="as-char" svg:x="0in" svg:y="0in" svg:width="4.23611in" svg:height="0.18056in" style:rel-width="scale" style:rel-height="scale"><draw:object xlink:href="Object 18/" xlink:type="simple" xlink:show="embed" xlink:actuate="onLoad"/></draw:frame></text:p>
      <text:p text:style-name="P88"><draw:frame draw:style-name="a18" text:anchor-type="as-char" svg:x="0in" svg:y="0in" svg:width="1.36111in" svg:height="0.18056in" style:rel-width="scale" style:rel-height="scale"><draw:object xlink:href="Object 19/" xlink:type="simple" xlink:show="embed" xlink:actuate="onLoad"/></draw:frame></text:p>
      <text:p text:style-name="P89"/>
      <text:p text:style-name="P90"/>
      <text:p text:style-name="P91"/>
      <text:p text:style-name="P92"/>
      <text:p text:style-name="P93"/>
      <text:p text:style-name="P94"/>
      <text:p text:style-name="P95"/>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7875in" fo:margin-left="1.1812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árcia Serra</meta:initial-creator>
    <dc:creator>Márcia Serra</dc:creator>
    <meta:creation-date>2020-04-25T00:07:00Z</meta:creation-date>
    <dc:date>2020-04-29T16:16:00Z</dc:date>
    <meta:template xlink:href="Normal" xlink:type="simple"/>
    <meta:editing-cycles>2</meta:editing-cycles>
    <meta:editing-duration>PT13680S</meta:editing-duration>
    <meta:document-statistic meta:page-count="3" meta:paragraph-count="10" meta:word-count="808" meta:character-count="5407" meta:row-count="38" meta:non-whitespace-character-count="4609"/>
  </office:meta>
</office:document-meta>
</file>

<file path=Object 1/content.xml><?xml version="1.0" encoding="utf-8"?>
<mml:math xmlns:mml="http://www.w3.org/1998/Math/MathML" xmlns:m="http://schemas.openxmlformats.org/officeDocument/2006/math">
  <mml:mi>E</mml:mi>
  <mml:mfenced separators="|">
    <mml:mrow>
      <mml:msub>
        <mml:mrow>
          <mml:mi>y</mml:mi>
        </mml:mrow>
        <mml:mrow>
          <mml:mn>1</mml:mn>
        </mml:mrow>
      </mml:msub>
    </mml:mrow>
    <mml:mrow>
      <mml:mi>D</mml:mi>
      <mml:mo>=</mml:mo>
      <mml:mn>1</mml:mn>
    </mml:mrow>
  </mml:mfenced>
  <mml:mo>-</mml:mo>
  <mml:mi>E</mml:mi>
  <mml:mfenced separators="|">
    <mml:mrow>
      <mml:msub>
        <mml:mrow>
          <mml:mi>y</mml:mi>
        </mml:mrow>
        <mml:mrow>
          <mml:mn>0</mml:mn>
        </mml:mrow>
      </mml:msub>
    </mml:mrow>
    <mml:mrow>
      <mml:mi>D</mml:mi>
      <mml:mo>=</mml:mo>
      <mml:mn>1</mml:mn>
    </mml:mrow>
  </mml:mfenced>
</mml:math>
</file>

<file path=Object 10/content.xml><?xml version="1.0" encoding="utf-8"?>
<mml:math xmlns:mml="http://www.w3.org/1998/Math/MathML" xmlns:m="http://schemas.openxmlformats.org/officeDocument/2006/math">
  <mml:msub>
    <mml:mrow>
      <mml:mi>Z</mml:mi>
    </mml:mrow>
    <mml:mrow>
      <mml:mi>i</mml:mi>
    </mml:mrow>
  </mml:msub>
</mml:math>
</file>

<file path=Object 11/content.xml><?xml version="1.0" encoding="utf-8"?>
<mml:math xmlns:mml="http://www.w3.org/1998/Math/MathML" xmlns:m="http://schemas.openxmlformats.org/officeDocument/2006/math">
  <mml:msub>
    <mml:mrow>
      <mml:mi>D</mml:mi>
    </mml:mrow>
    <mml:mrow>
      <mml:mi>i</mml:mi>
    </mml:mrow>
  </mml:msub>
</mml:math>
</file>

<file path=Object 12/content.xml><?xml version="1.0" encoding="utf-8"?>
<mml:math xmlns:mml="http://www.w3.org/1998/Math/MathML" xmlns:m="http://schemas.openxmlformats.org/officeDocument/2006/math">
  <mml:mi>E</mml:mi>
  <mml:mfenced separators="|">
    <mml:mrow>
      <mml:msub>
        <mml:mrow>
          <mml:mi>D</mml:mi>
        </mml:mrow>
        <mml:mrow>
          <mml:mi>i</mml:mi>
          <mml:mn>1</mml:mn>
        </mml:mrow>
      </mml:msub>
      <mml:mo>-</mml:mo>
      <mml:msub>
        <mml:mrow>
          <mml:mi>D</mml:mi>
        </mml:mrow>
        <mml:mrow>
          <mml:mi>i</mml:mi>
          <mml:mn>0</mml:mn>
        </mml:mrow>
      </mml:msub>
    </mml:mrow>
  </mml:mfenced>
  <mml:mo>=</mml:mo>
  <mml:mi>E</mml:mi>
  <mml:mfenced separators="|">
    <mml:mrow>
      <mml:msub>
        <mml:mrow>
          <mml:mi>D</mml:mi>
        </mml:mrow>
        <mml:mrow>
          <mml:mi>i</mml:mi>
        </mml:mrow>
      </mml:msub>
    </mml:mrow>
    <mml:mrow>
      <mml:mi>Z</mml:mi>
      <mml:mo>=</mml:mo>
      <mml:mn>1</mml:mn>
    </mml:mrow>
  </mml:mfenced>
  <mml:mo>-</mml:mo>
  <mml:mi>E</mml:mi>
  <mml:mfenced separators="|">
    <mml:mrow>
      <mml:msub>
        <mml:mrow>
          <mml:mi>D</mml:mi>
        </mml:mrow>
        <mml:mrow>
          <mml:mi>i</mml:mi>
        </mml:mrow>
      </mml:msub>
    </mml:mrow>
    <mml:mrow>
      <mml:mi>Z</mml:mi>
      <mml:mo>=</mml:mo>
      <mml:mn>0</mml:mn>
    </mml:mrow>
  </mml:mfenced>
  <mml:mo>≠</mml:mo>
  <mml:mn>0</mml:mn>
</mml:math>
</file>

<file path=Object 13/content.xml><?xml version="1.0" encoding="utf-8"?>
<mml:math xmlns:mml="http://www.w3.org/1998/Math/MathML" xmlns:m="http://schemas.openxmlformats.org/officeDocument/2006/math">
  <mml:msub>
    <mml:mrow>
      <mml:mi>D</mml:mi>
    </mml:mrow>
    <mml:mrow>
      <mml:mi>i</mml:mi>
      <mml:mn>1</mml:mn>
    </mml:mrow>
  </mml:msub>
  <mml:mo>&gt;</mml:mo>
  <mml:msub>
    <mml:mrow>
      <mml:mi>D</mml:mi>
    </mml:mrow>
    <mml:mrow>
      <mml:mi>i</mml:mi>
      <mml:mn>0</mml:mn>
    </mml:mrow>
  </mml:msub>
  <mml:mo>∀</mml:mo>
  <mml:mi>i</mml:mi>
</mml:math>
</file>

<file path=Object 14/content.xml><?xml version="1.0" encoding="utf-8"?>
<mml:math xmlns:mml="http://www.w3.org/1998/Math/MathML" xmlns:m="http://schemas.openxmlformats.org/officeDocument/2006/math">
  <mml:msub>
    <mml:mrow>
      <mml:mi>D</mml:mi>
    </mml:mrow>
    <mml:mrow>
      <mml:mi>i</mml:mi>
      <mml:mn>1</mml:mn>
    </mml:mrow>
  </mml:msub>
  <mml:mo>&lt;</mml:mo>
  <mml:msub>
    <mml:mrow>
      <mml:mi>D</mml:mi>
    </mml:mrow>
    <mml:mrow>
      <mml:mi>i</mml:mi>
      <mml:mn>0</mml:mn>
    </mml:mrow>
  </mml:msub>
  <mml:mo>∀</mml:mo>
  <mml:mi>i</mml:mi>
</mml:math>
</file>

<file path=Object 15/content.xml><?xml version="1.0" encoding="utf-8"?>
<mml:math xmlns:mml="http://www.w3.org/1998/Math/MathML" xmlns:m="http://schemas.openxmlformats.org/officeDocument/2006/math">
  <mml:msub>
    <mml:mrow>
      <mml:mi>D</mml:mi>
    </mml:mrow>
    <mml:mrow>
      <mml:mi>i</mml:mi>
      <mml:mn>1</mml:mn>
    </mml:mrow>
  </mml:msub>
  <mml:mo>&gt;</mml:mo>
  <mml:msub>
    <mml:mrow>
      <mml:mi>D</mml:mi>
    </mml:mrow>
    <mml:mrow>
      <mml:mi>i</mml:mi>
      <mml:mn>0</mml:mn>
    </mml:mrow>
  </mml:msub>
  <mml:mo>∀</mml:mo>
  <mml:mi>i</mml:mi>
</mml:math>
</file>

<file path=Object 16/content.xml><?xml version="1.0" encoding="utf-8"?>
<mml:math xmlns:mml="http://www.w3.org/1998/Math/MathML" xmlns:m="http://schemas.openxmlformats.org/officeDocument/2006/math">
  <mml:mi>L</mml:mi>
  <mml:mi>A</mml:mi>
  <mml:mi>T</mml:mi>
  <mml:mi>E</mml:mi>
  <mml:mo>=</mml:mo>
  <mml:mi> </mml:mi>
</mml:math>
</file>

<file path=Object 17/content.xml><?xml version="1.0" encoding="utf-8"?>
<mml:math xmlns:mml="http://www.w3.org/1998/Math/MathML" xmlns:m="http://schemas.openxmlformats.org/officeDocument/2006/math">
  <mml:mo>=</mml:mo>
  <mml:mi> </mml:mi>
  <mml:mi>E</mml:mi>
  <mml:mfenced separators="|">
    <mml:mrow>
      <mml:msub>
        <mml:mrow>
          <mml:mi>y</mml:mi>
        </mml:mrow>
        <mml:mrow>
          <mml:mi>i</mml:mi>
          <mml:mn>1</mml:mn>
        </mml:mrow>
      </mml:msub>
      <mml:mo>-</mml:mo>
      <mml:msub>
        <mml:mrow>
          <mml:mi>y</mml:mi>
        </mml:mrow>
        <mml:mrow>
          <mml:mi>i</mml:mi>
          <mml:mn>0</mml:mn>
        </mml:mrow>
      </mml:msub>
    </mml:mrow>
    <mml:mrow>
      <mml:msub>
        <mml:mrow>
          <mml:mi>D</mml:mi>
        </mml:mrow>
        <mml:mrow>
          <mml:mi>i</mml:mi>
          <mml:mn>1</mml:mn>
        </mml:mrow>
      </mml:msub>
      <mml:mo>-</mml:mo>
      <mml:msub>
        <mml:mrow>
          <mml:mi>D</mml:mi>
        </mml:mrow>
        <mml:mrow>
          <mml:mi>i</mml:mi>
          <mml:mn>0</mml:mn>
        </mml:mrow>
      </mml:msub>
      <mml:mo>&gt;</mml:mo>
      <mml:mn>0</mml:mn>
    </mml:mrow>
  </mml:mfenced>
</mml:math>
</file>

<file path=Object 18/content.xml><?xml version="1.0" encoding="utf-8"?>
<mml:math xmlns:mml="http://www.w3.org/1998/Math/MathML" xmlns:m="http://schemas.openxmlformats.org/officeDocument/2006/math">
  <mml:mo>=</mml:mo>
  <mml:mo>\</mml:mo>
  <mml:mi>f</mml:mi>
  <mml:mi>r</mml:mi>
  <mml:mi>a</mml:mi>
  <mml:mi>c</mml:mi>
  <mml:mo>{</mml:mo>
  <mml:mi>E</mml:mi>
  <mml:mfenced separators="|">
    <mml:mrow>
      <mml:msub>
        <mml:mrow>
          <mml:mi>y</mml:mi>
        </mml:mrow>
        <mml:mrow>
          <mml:mi>i</mml:mi>
        </mml:mrow>
      </mml:msub>
    </mml:mrow>
    <mml:mrow>
      <mml:msub>
        <mml:mrow>
          <mml:mi>Z</mml:mi>
        </mml:mrow>
        <mml:mrow>
          <mml:mi>i</mml:mi>
        </mml:mrow>
      </mml:msub>
      <mml:mo>=</mml:mo>
      <mml:mn>1</mml:mn>
    </mml:mrow>
  </mml:mfenced>
  <mml:mo>-</mml:mo>
  <mml:mi>E</mml:mi>
  <mml:mfenced separators="|">
    <mml:mrow>
      <mml:msub>
        <mml:mrow>
          <mml:mi>y</mml:mi>
        </mml:mrow>
        <mml:mrow>
          <mml:mi>i</mml:mi>
        </mml:mrow>
      </mml:msub>
    </mml:mrow>
    <mml:mrow>
      <mml:mi>Z</mml:mi>
      <mml:mo>=</mml:mo>
      <mml:mn>0</mml:mn>
    </mml:mrow>
  </mml:mfenced>
  <mml:mo>}</mml:mo>
  <mml:mi>E</mml:mi>
  <mml:mfenced separators="|">
    <mml:mrow>
      <mml:msub>
        <mml:mrow>
          <mml:mi>D</mml:mi>
        </mml:mrow>
        <mml:mrow>
          <mml:mi>i</mml:mi>
        </mml:mrow>
      </mml:msub>
    </mml:mrow>
    <mml:mrow>
      <mml:mi>Z</mml:mi>
      <mml:mo>=</mml:mo>
      <mml:mn>1</mml:mn>
    </mml:mrow>
  </mml:mfenced>
  <mml:mo>-</mml:mo>
  <mml:mi>E</mml:mi>
  <mml:mfenced separators="|">
    <mml:mrow>
      <mml:msub>
        <mml:mrow>
          <mml:mi>D</mml:mi>
        </mml:mrow>
        <mml:mrow>
          <mml:mi>i</mml:mi>
        </mml:mrow>
      </mml:msub>
    </mml:mrow>
    <mml:mrow>
      <mml:msub>
        <mml:mrow>
          <mml:mi>Z</mml:mi>
        </mml:mrow>
        <mml:mrow>
          <mml:mi>i</mml:mi>
        </mml:mrow>
      </mml:msub>
      <mml:mo>=</mml:mo>
      <mml:mn>0</mml:mn>
    </mml:mrow>
  </mml:mfenced>
</mml:math>
</file>

<file path=Object 19/content.xml><?xml version="1.0" encoding="utf-8"?>
<mml:math xmlns:mml="http://www.w3.org/1998/Math/MathML" xmlns:m="http://schemas.openxmlformats.org/officeDocument/2006/math">
  <mml:mi>T</mml:mi>
  <mml:mi>y</mml:mi>
  <mml:mi>p</mml:mi>
  <mml:mi>e</mml:mi>
  <mml:mi> </mml:mi>
  <mml:mi>e</mml:mi>
  <mml:mi>q</mml:mi>
  <mml:mi>u</mml:mi>
  <mml:mi>a</mml:mi>
  <mml:mi>t</mml:mi>
  <mml:mi>i</mml:mi>
  <mml:mi>o</mml:mi>
  <mml:mi>n</mml:mi>
  <mml:mi> </mml:mi>
  <mml:mi>h</mml:mi>
  <mml:mi>e</mml:mi>
  <mml:mi>r</mml:mi>
  <mml:mi>e</mml:mi>
  <mml:mo>.</mml:mo>
</mml:math>
</file>

<file path=Object 2/content.xml><?xml version="1.0" encoding="utf-8"?>
<mml:math xmlns:mml="http://www.w3.org/1998/Math/MathML" xmlns:m="http://schemas.openxmlformats.org/officeDocument/2006/math">
  <mml:mi>E</mml:mi>
  <mml:mfenced separators="|">
    <mml:mrow>
      <mml:mover accent="true">
        <mml:mrow>
          <mml:mi>d</mml:mi>
        </mml:mrow>
        <mml:mo>-</mml:mo>
      </mml:mover>
    </mml:mrow>
  </mml:mfenced>
  <mml:mo>=</mml:mo>
  <mml:mi>E</mml:mi>
  <mml:mfenced separators="|">
    <mml:mrow>
      <mml:msub>
        <mml:mrow>
          <mml:mi>y</mml:mi>
        </mml:mrow>
        <mml:mrow>
          <mml:mn>1</mml:mn>
        </mml:mrow>
      </mml:msub>
      <mml:mo>-</mml:mo>
      <mml:msub>
        <mml:mrow>
          <mml:mi>y</mml:mi>
        </mml:mrow>
        <mml:mrow>
          <mml:mn>0</mml:mn>
        </mml:mrow>
      </mml:msub>
    </mml:mrow>
  </mml:mfenced>
  <mml:mo>=</mml:mo>
  <mml:mi>E</mml:mi>
  <mml:mfenced separators="|">
    <mml:mrow>
      <mml:msub>
        <mml:mrow>
          <mml:mi>y</mml:mi>
        </mml:mrow>
        <mml:mrow>
          <mml:mn>1</mml:mn>
        </mml:mrow>
      </mml:msub>
    </mml:mrow>
    <mml:mrow>
      <mml:mi>D</mml:mi>
      <mml:mo>=</mml:mo>
      <mml:mn>1</mml:mn>
    </mml:mrow>
  </mml:mfenced>
  <mml:mo>-</mml:mo>
  <mml:mi>E</mml:mi>
  <mml:mfenced separators="|">
    <mml:mrow>
      <mml:msub>
        <mml:mrow>
          <mml:mi>y</mml:mi>
        </mml:mrow>
        <mml:mrow>
          <mml:mn>0</mml:mn>
        </mml:mrow>
      </mml:msub>
    </mml:mrow>
    <mml:mrow>
      <mml:mi>D</mml:mi>
      <mml:mo>=</mml:mo>
      <mml:mn>0</mml:mn>
    </mml:mrow>
  </mml:mfenced>
</mml:math>
</file>

<file path=Object 3/content.xml><?xml version="1.0" encoding="utf-8"?>
<mml:math xmlns:mml="http://www.w3.org/1998/Math/MathML" xmlns:m="http://schemas.openxmlformats.org/officeDocument/2006/math">
  <mml:mi>E</mml:mi>
  <mml:mfenced separators="|">
    <mml:mrow>
      <mml:msub>
        <mml:mrow>
          <mml:mi>y</mml:mi>
        </mml:mrow>
        <mml:mrow>
          <mml:mn>0</mml:mn>
        </mml:mrow>
      </mml:msub>
    </mml:mrow>
    <mml:mrow>
      <mml:mi>D</mml:mi>
      <mml:mo>=</mml:mo>
      <mml:mn>1</mml:mn>
    </mml:mrow>
  </mml:mfenced>
  <mml:mo>=</mml:mo>
  <mml:mi> </mml:mi>
  <mml:mi>E</mml:mi>
  <mml:mfenced separators="|">
    <mml:mrow>
      <mml:msub>
        <mml:mrow>
          <mml:mi>y</mml:mi>
        </mml:mrow>
        <mml:mrow>
          <mml:mn>0</mml:mn>
        </mml:mrow>
      </mml:msub>
    </mml:mrow>
    <mml:mrow>
      <mml:mi>D</mml:mi>
      <mml:mo>=</mml:mo>
      <mml:mn>0</mml:mn>
    </mml:mrow>
  </mml:mfenced>
</mml:math>
</file>

<file path=Object 4/content.xml><?xml version="1.0" encoding="utf-8"?>
<mml:math xmlns:mml="http://www.w3.org/1998/Math/MathML" xmlns:m="http://schemas.openxmlformats.org/officeDocument/2006/math">
  <mml:mi>E</mml:mi>
  <mml:mfenced separators="|">
    <mml:mrow>
      <mml:msub>
        <mml:mrow>
          <mml:mi>y</mml:mi>
        </mml:mrow>
        <mml:mrow>
          <mml:mn>1</mml:mn>
        </mml:mrow>
      </mml:msub>
    </mml:mrow>
    <mml:mrow>
      <mml:mi>D</mml:mi>
      <mml:mo>=</mml:mo>
      <mml:mn>1</mml:mn>
    </mml:mrow>
  </mml:mfenced>
  <mml:mo>-</mml:mo>
  <mml:mi>E</mml:mi>
  <mml:mfenced separators="|">
    <mml:mrow>
      <mml:msub>
        <mml:mrow>
          <mml:mi>y</mml:mi>
        </mml:mrow>
        <mml:mrow>
          <mml:mn>0</mml:mn>
        </mml:mrow>
      </mml:msub>
    </mml:mrow>
    <mml:mrow>
      <mml:mi>D</mml:mi>
      <mml:mo>=</mml:mo>
      <mml:mn>0</mml:mn>
    </mml:mrow>
  </mml:mfenced>
</mml:math>
</file>

<file path=Object 5/content.xml><?xml version="1.0" encoding="utf-8"?>
<mml:math xmlns:mml="http://www.w3.org/1998/Math/MathML" xmlns:m="http://schemas.openxmlformats.org/officeDocument/2006/math">
  <mml:mo>=</mml:mo>
  <mml:mi>E</mml:mi>
  <mml:mfenced separators="|">
    <mml:mrow>
      <mml:msub>
        <mml:mrow>
          <mml:mi>y</mml:mi>
        </mml:mrow>
        <mml:mrow>
          <mml:mn>1</mml:mn>
        </mml:mrow>
      </mml:msub>
    </mml:mrow>
    <mml:mrow>
      <mml:mi>D</mml:mi>
      <mml:mo>=</mml:mo>
      <mml:mn>1</mml:mn>
    </mml:mrow>
  </mml:mfenced>
  <mml:mo>-</mml:mo>
  <mml:mi>E</mml:mi>
  <mml:mfenced separators="|">
    <mml:mrow>
      <mml:msub>
        <mml:mrow>
          <mml:mi>y</mml:mi>
        </mml:mrow>
        <mml:mrow>
          <mml:mn>0</mml:mn>
        </mml:mrow>
      </mml:msub>
    </mml:mrow>
    <mml:mrow>
      <mml:mi>D</mml:mi>
      <mml:mo>=</mml:mo>
      <mml:mn>1</mml:mn>
    </mml:mrow>
  </mml:mfenced>
  <mml:mo>+</mml:mo>
  <mml:mi> </mml:mi>
  <mml:mi>E</mml:mi>
  <mml:mfenced separators="|">
    <mml:mrow>
      <mml:msub>
        <mml:mrow>
          <mml:mi>y</mml:mi>
        </mml:mrow>
        <mml:mrow>
          <mml:mn>0</mml:mn>
        </mml:mrow>
      </mml:msub>
    </mml:mrow>
    <mml:mrow>
      <mml:mi>D</mml:mi>
      <mml:mo>=</mml:mo>
      <mml:mn>1</mml:mn>
    </mml:mrow>
  </mml:mfenced>
  <mml:mo>-</mml:mo>
  <mml:mi> </mml:mi>
  <mml:mi>E</mml:mi>
  <mml:mfenced separators="|">
    <mml:mrow>
      <mml:msub>
        <mml:mrow>
          <mml:mi>y</mml:mi>
        </mml:mrow>
        <mml:mrow>
          <mml:mn>0</mml:mn>
        </mml:mrow>
      </mml:msub>
    </mml:mrow>
    <mml:mrow>
      <mml:mi>D</mml:mi>
      <mml:mo>=</mml:mo>
      <mml:mn>0</mml:mn>
    </mml:mrow>
  </mml:mfenced>
</mml:math>
</file>

<file path=Object 6/content.xml><?xml version="1.0" encoding="utf-8"?>
<mml:math xmlns:mml="http://www.w3.org/1998/Math/MathML" xmlns:m="http://schemas.openxmlformats.org/officeDocument/2006/math">
  <mml:mi>E</mml:mi>
  <mml:mfenced separators="|">
    <mml:mrow>
      <mml:msub>
        <mml:mrow>
          <mml:mi>y</mml:mi>
        </mml:mrow>
        <mml:mrow>
          <mml:mn>0</mml:mn>
        </mml:mrow>
      </mml:msub>
    </mml:mrow>
    <mml:mrow>
      <mml:mi>D</mml:mi>
      <mml:mo>=</mml:mo>
      <mml:mn>0</mml:mn>
    </mml:mrow>
  </mml:mfenced>
  <mml:mo>&gt;</mml:mo>
  <mml:mi>E</mml:mi>
  <mml:mfenced separators="|">
    <mml:mrow>
      <mml:msub>
        <mml:mrow>
          <mml:mi>y</mml:mi>
        </mml:mrow>
        <mml:mrow>
          <mml:mn>0</mml:mn>
        </mml:mrow>
      </mml:msub>
    </mml:mrow>
    <mml:mrow>
      <mml:mi>D</mml:mi>
      <mml:mo>=</mml:mo>
      <mml:mn>1</mml:mn>
    </mml:mrow>
  </mml:mfenced>
</mml:math>
</file>

<file path=Object 7/content.xml><?xml version="1.0" encoding="utf-8"?>
<mml:math xmlns:mml="http://www.w3.org/1998/Math/MathML" xmlns:m="http://schemas.openxmlformats.org/officeDocument/2006/math">
  <mml:mfenced separators="|">
    <mml:mrow>
      <mml:msub>
        <mml:mrow>
          <mml:mi>y</mml:mi>
        </mml:mrow>
        <mml:mrow>
          <mml:mn>0</mml:mn>
        </mml:mrow>
      </mml:msub>
    </mml:mrow>
    <mml:mrow>
      <mml:mi>D</mml:mi>
      <mml:mo>=</mml:mo>
      <mml:mn>1</mml:mn>
    </mml:mrow>
  </mml:mfenced>
  <mml:mo>&gt;</mml:mo>
  <mml:mi>E</mml:mi>
  <mml:mfenced separators="|">
    <mml:mrow>
      <mml:msub>
        <mml:mrow>
          <mml:mi>y</mml:mi>
        </mml:mrow>
        <mml:mrow>
          <mml:mn>0</mml:mn>
        </mml:mrow>
      </mml:msub>
    </mml:mrow>
    <mml:mrow>
      <mml:mi>D</mml:mi>
      <mml:mo>=</mml:mo>
      <mml:mn>0</mml:mn>
    </mml:mrow>
  </mml:mfenced>
</mml:math>
</file>

<file path=Object 8/content.xml><?xml version="1.0" encoding="utf-8"?>
<mml:math xmlns:mml="http://www.w3.org/1998/Math/MathML" xmlns:m="http://schemas.openxmlformats.org/officeDocument/2006/math">
  <mml:msub>
    <mml:mrow>
      <mml:mi mathvariant="bold-italic">y</mml:mi>
    </mml:mrow>
    <mml:mrow>
      <mml:mi mathvariant="bold-italic">i</mml:mi>
      <mml:mn>0</mml:mn>
    </mml:mrow>
  </mml:msub>
  <mml:mo>,</mml:mo>
  <mml:msub>
    <mml:mrow>
      <mml:mi mathvariant="bold-italic">y</mml:mi>
    </mml:mrow>
    <mml:mrow>
      <mml:mi mathvariant="bold-italic">i</mml:mi>
      <mml:mn>1</mml:mn>
    </mml:mrow>
  </mml:msub>
  <mml:mo>,</mml:mo>
  <mml:msub>
    <mml:mrow>
      <mml:mi mathvariant="bold-italic">D</mml:mi>
    </mml:mrow>
    <mml:mrow>
      <mml:mi mathvariant="bold-italic">i</mml:mi>
      <mml:mn>0</mml:mn>
    </mml:mrow>
  </mml:msub>
  <mml:mo>,</mml:mo>
  <mml:msub>
    <mml:mrow>
      <mml:mi mathvariant="bold-italic">D</mml:mi>
    </mml:mrow>
    <mml:mrow>
      <mml:mi mathvariant="bold-italic">i</mml:mi>
      <mml:mn>1</mml:mn>
    </mml:mrow>
  </mml:msub>
</mml:math>
</file>

<file path=Object 9/content.xml><?xml version="1.0" encoding="utf-8"?>
<mml:math xmlns:mml="http://www.w3.org/1998/Math/MathML" xmlns:m="http://schemas.openxmlformats.org/officeDocument/2006/math">
  <mml:msub>
    <mml:mrow>
      <mml:mi>y</mml:mi>
    </mml:mrow>
    <mml:mrow>
      <mml:mi>i</mml:mi>
    </mml:mrow>
  </mml:msub>
</mml:math>
</file>